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ata130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[.A2]-[.$A$12])*([.B2]-[.$B$12])" office:value-type="float" office:value="0.540000000000001" calcext:value-type="float">
            <text:p>0.540000000000001</text:p>
          </table:table-cell>
          <table:table-cell/>
          <table:table-cell table:formula="of:=([.A2]-[.$A$12])*([.A2]-[.$A$12])" office:value-type="float" office:value="0.0900000000000004" calcext:value-type="float">
            <text:p>0.090000000000001</text:p>
          </table:table-cell>
          <table:table-cell table:formula="of:=([.B2]-[.$B$12])*([.B2]-[.$B$12])" office:value-type="float" office:value="3.23999999999999" calcext:value-type="float">
            <text:p>3.239999999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A3]-[.$A$12])*([.B3]-[.$B$12])" office:value-type="float" office:value="-16.96" calcext:value-type="float">
            <text:p>-16.96</text:p>
          </table:table-cell>
          <table:table-cell/>
          <table:table-cell table:formula="of:=([.A3]-[.$A$12])*([.A3]-[.$A$12])" office:value-type="float" office:value="28.09" calcext:value-type="float">
            <text:p>28.09</text:p>
          </table:table-cell>
          <table:table-cell table:formula="of:=([.B3]-[.$B$12])*([.B3]-[.$B$12])"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A4]-[.$A$12])*([.B4]-[.$B$12])" office:value-type="float" office:value="22.44" calcext:value-type="float">
            <text:p>22.44</text:p>
          </table:table-cell>
          <table:table-cell/>
          <table:table-cell table:formula="of:=([.A4]-[.$A$12])*([.A4]-[.$A$12])" office:value-type="float" office:value="10.89" calcext:value-type="float">
            <text:p>10.89</text:p>
          </table:table-cell>
          <table:table-cell table:formula="of:=([.B4]-[.$B$12])*([.B4]-[.$B$12])" office:value-type="float" office:value="46.24" calcext:value-type="float">
            <text:p>46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A5]-[.$A$12])*([.B5]-[.$B$12])" office:value-type="float" office:value="62.04" calcext:value-type="float">
            <text:p>62.04</text:p>
          </table:table-cell>
          <table:table-cell/>
          <table:table-cell table:formula="of:=([.A5]-[.$A$12])*([.A5]-[.$A$12])" office:value-type="float" office:value="22.09" calcext:value-type="float">
            <text:p>22.09</text:p>
          </table:table-cell>
          <table:table-cell table:formula="of:=([.B5]-[.$B$12])*([.B5]-[.$B$12])" office:value-type="float" office:value="174.24" calcext:value-type="float">
            <text:p>174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[.A6]-[.$A$12])*([.B6]-[.$B$12])" office:value-type="float" office:value="9.53999999999999" calcext:value-type="float">
            <text:p>9.53999999999999</text:p>
          </table:table-cell>
          <table:table-cell/>
          <table:table-cell table:formula="of:=([.A6]-[.$A$12])*([.A6]-[.$A$12])" office:value-type="float" office:value="28.09" calcext:value-type="float">
            <text:p>28.09</text:p>
          </table:table-cell>
          <table:table-cell table:formula="of:=([.B6]-[.$B$12])*([.B6]-[.$B$12])" office:value-type="float" office:value="3.23999999999999" calcext:value-type="float">
            <text:p>3.2399999999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/>
          <table:table-cell table:formula="of:=([.A7]-[.$A$12])*([.B7]-[.$B$12])" office:value-type="float" office:value="12.54" calcext:value-type="float">
            <text:p>12.54</text:p>
          </table:table-cell>
          <table:table-cell/>
          <table:table-cell table:formula="of:=([.A7]-[.$A$12])*([.A7]-[.$A$12])" office:value-type="float" office:value="10.89" calcext:value-type="float">
            <text:p>10.89</text:p>
          </table:table-cell>
          <table:table-cell table:formula="of:=([.B7]-[.$B$12])*([.B7]-[.$B$12])" office:value-type="float" office:value="14.44" calcext:value-type="float">
            <text:p>14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([.A8]-[.$A$12])*([.B8]-[.$B$12])" office:value-type="float" office:value="-31.86" calcext:value-type="float">
            <text:p>-31.86</text:p>
          </table:table-cell>
          <table:table-cell/>
          <table:table-cell table:formula="of:=([.A8]-[.$A$12])*([.A8]-[.$A$12])" office:value-type="float" office:value="7.29" calcext:value-type="float">
            <text:p>7.29</text:p>
          </table:table-cell>
          <table:table-cell table:formula="of:=([.B8]-[.$B$12])*([.B8]-[.$B$12])" office:value-type="float" office:value="139.24" calcext:value-type="float">
            <text:p>139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A9]-[.$A$12])*([.B9]-[.$B$12])" office:value-type="float" office:value="36.04" calcext:value-type="float">
            <text:p>36.04</text:p>
          </table:table-cell>
          <table:table-cell/>
          <table:table-cell table:formula="of:=([.A9]-[.$A$12])*([.A9]-[.$A$12])" office:value-type="float" office:value="28.09" calcext:value-type="float">
            <text:p>28.09</text:p>
          </table:table-cell>
          <table:table-cell table:formula="of:=([.B9]-[.$B$12])*([.B9]-[.$B$12])" office:value-type="float" office:value="46.24" calcext:value-type="float">
            <text:p>46.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([.A10]-[.$A$12])*([.B10]-[.$B$12])" office:value-type="float" office:value="267.54" calcext:value-type="float">
            <text:p>267.54</text:p>
          </table:table-cell>
          <table:table-cell/>
          <table:table-cell table:formula="of:=([.A10]-[.$A$12])*([.A10]-[.$A$12])" office:value-type="float" office:value="216.09" calcext:value-type="float">
            <text:p>216.09</text:p>
          </table:table-cell>
          <table:table-cell table:formula="of:=([.B10]-[.$B$12])*([.B10]-[.$B$12])" office:value-type="float" office:value="331.24" calcext:value-type="float">
            <text:p>331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[.A11]-[.$A$12])*([.B11]-[.$B$12])" office:value-type="float" office:value="-1.26" calcext:value-type="float">
            <text:p>-1.26</text:p>
          </table:table-cell>
          <table:table-cell/>
          <table:table-cell table:formula="of:=([.A11]-[.$A$12])*([.A11]-[.$A$12])" office:value-type="float" office:value="0.489999999999999" calcext:value-type="float">
            <text:p>0.489999999999999</text:p>
          </table:table-cell>
          <table:table-cell table:formula="of:=([.B11]-[.$B$12])*([.B11]-[.$B$12])" office:value-type="float" office:value="3.23999999999999" calcext:value-type="float">
            <text:p>3.23999999999999</text:p>
          </table:table-cell>
        </table:table-row>
        <table:table-row table:style-name="ro1">
          <table:table-cell table:style-name="ce1" table:formula="of:=AVERAGE([.A2:.A11])" office:value-type="float" office:value="15.3" calcext:value-type="float">
            <text:p>15.3</text:p>
          </table:table-cell>
          <table:table-cell table:style-name="ce1" table:formula="of:=AVERAGE([.B2:.B11])" office:value-type="float" office:value="96.8" calcext:value-type="float">
            <text:p>96.8</text:p>
          </table:table-cell>
          <table:table-cell/>
          <table:table-cell table:style-name="ce1" table:formula="of:=SUM([.D2:.D11])" office:value-type="float" office:value="360.6" calcext:value-type="float">
            <text:p>360.6</text:p>
          </table:table-cell>
          <table:table-cell/>
          <table:table-cell table:style-name="ce1" table:formula="of:=SUM([.F2:.F11])" office:value-type="float" office:value="352.1" calcext:value-type="float">
            <text:p>352.1</text:p>
          </table:table-cell>
          <table:table-cell table:style-name="ce1" table:formula="of:=SUM([.G2:.G11])" office:value-type="float" office:value="771.6" calcext:value-type="float">
            <text:p>771.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WYNIK:</text:p>
          </table:table-cell>
          <table:table-cell table:style-name="ce2" table:formula="of:=[.D12]/(SQRT([.F12])*SQRT([.G12]))" office:value-type="float" office:value="0.69182555532325" calcext:value-type="float">
            <text:p>0.691825555323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7T17:07:31.893747649</dc:date>
    <meta:editing-duration>PT2M57S</meta:editing-duration>
    <meta:editing-cycles>1</meta:editing-cycles>
    <meta:generator>LibreOffice/6.4.6.2$Linux_X86_64 LibreOffice_project/40$Build-2</meta:generator>
    <meta:document-statistic meta:table-count="1" meta:cell-count="59" meta:object-count="0"/>
  </office:meta>
</office:document-meta>
</file>